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616cm" svg:y="21.775cm">
            <draw:object draw:notify-on-update-of-ranges="Sheet1.A1:Sheet1.A64 Sheet1.B1:Sheet1.B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table:formula="of:=SIN([.A1])"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SIN([.A2])" office:value-type="float" office:value="0.0998334166468282">
            <text:p>0.099833416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SIN([.A3])" office:value-type="float" office:value="0.198669330795061">
            <text:p>0.1986693308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SIN([.A4])" office:value-type="float" office:value="0.29552020666134">
            <text:p>0.295520206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SIN([.A5])" office:value-type="float" office:value="0.38941834230865">
            <text:p>0.389418342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SIN([.A6])" office:value-type="float" office:value="0.479425538604203">
            <text:p>0.479425538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SIN([.A7])" office:value-type="float" office:value="0.564642473395035">
            <text:p>0.564642473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SIN([.A8])" office:value-type="float" office:value="0.644217687237691">
            <text:p>0.644217687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SIN([.A9])" office:value-type="float" office:value="0.717356090899523">
            <text:p>0.717356090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SIN([.A10])" office:value-type="float" office:value="0.783326909627483">
            <text:p>0.7833269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[.A11])" office:value-type="float" office:value="0.841470984807896">
            <text:p>0.841470984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SIN([.A12])" office:value-type="float" office:value="0.891207360061435">
            <text:p>0.891207360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SIN([.A13])" office:value-type="float" office:value="0.932039085967226">
            <text:p>0.932039086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SIN([.A14])" office:value-type="float" office:value="0.963558185417193">
            <text:p>0.963558185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SIN([.A15])" office:value-type="float" office:value="0.98544972998846">
            <text:p>0.9854497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SIN([.A16])" office:value-type="float" office:value="0.997494986604055">
            <text:p>0.997494986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SIN([.A17])" office:value-type="float" office:value="0.999573603041505">
            <text:p>0.999573603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SIN([.A18])" office:value-type="float" office:value="0.991664810452468">
            <text:p>0.991664810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SIN([.A19])" office:value-type="float" office:value="0.973847630878195">
            <text:p>0.9738476309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SIN([.A20])" office:value-type="float" office:value="0.946300087687414">
            <text:p>0.9463000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[.A21])" office:value-type="float" office:value="0.909297426825682">
            <text:p>0.9092974268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formula="of:=SIN([.A22])" office:value-type="float" office:value="0.863209366648874">
            <text:p>0.863209366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formula="of:=SIN([.A23])" office:value-type="float" office:value="0.80849640381959">
            <text:p>0.8084964038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formula="of:=SIN([.A24])" office:value-type="float" office:value="0.74570521217672">
            <text:p>0.745705212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formula="of:=SIN([.A25])" office:value-type="float" office:value="0.675463180551151">
            <text:p>0.675463180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SIN([.A26])" office:value-type="float" office:value="0.598472144103957">
            <text:p>0.5984721441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formula="of:=SIN([.A27])" office:value-type="float" office:value="0.515501371821464">
            <text:p>0.5155013718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formula="of:=SIN([.A28])" office:value-type="float" office:value="0.42737988023383">
            <text:p>0.427379880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formula="of:=SIN([.A29])" office:value-type="float" office:value="0.334988150155905">
            <text:p>0.3349881502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formula="of:=SIN([.A30])" office:value-type="float" office:value="0.239249329213982">
            <text:p>0.239249329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[.A31])" office:value-type="float" office:value="0.141120008059867">
            <text:p>0.1411200081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formula="of:=SIN([.A32])" office:value-type="float" office:value="0.0415806624332905">
            <text:p>0.0415806624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formula="of:=SIN([.A33])" office:value-type="float" office:value="-0.0583741434275801">
            <text:p>-0.0583741434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formula="of:=SIN([.A34])" office:value-type="float" office:value="-0.157745694143249">
            <text:p>-0.1577456941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formula="of:=SIN([.A35])" office:value-type="float" office:value="-0.255541102026832">
            <text:p>-0.25554110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formula="of:=SIN([.A36])" office:value-type="float" office:value="-0.35078322768962">
            <text:p>-0.3507832277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formula="of:=SIN([.A37])" office:value-type="float" office:value="-0.442520443294852">
            <text:p>-0.4425204433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formula="of:=SIN([.A38])" office:value-type="float" office:value="-0.529836140908493">
            <text:p>-0.5298361409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formula="of:=SIN([.A39])" office:value-type="float" office:value="-0.611857890942719">
            <text:p>-0.611857890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formula="of:=SIN([.A40])" office:value-type="float" office:value="-0.687766159183974">
            <text:p>-0.687766159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[.A41])" office:value-type="float" office:value="-0.756802495307928">
            <text:p>-0.7568024953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formula="of:=SIN([.A42])" office:value-type="float" office:value="-0.818277111064411">
            <text:p>-0.8182771111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formula="of:=SIN([.A43])" office:value-type="float" office:value="-0.871575772413588">
            <text:p>-0.871575772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formula="of:=SIN([.A44])" office:value-type="float" office:value="-0.916165936749455">
            <text:p>-0.9161659367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formula="of:=SIN([.A45])" office:value-type="float" office:value="-0.951602073889516">
            <text:p>-0.951602073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formula="of:=SIN([.A46])" office:value-type="float" office:value="-0.977530117665097">
            <text:p>-0.9775301177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formula="of:=SIN([.A47])" office:value-type="float" office:value="-0.993691003633465">
            <text:p>-0.993691003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formula="of:=SIN([.A48])" office:value-type="float" office:value="-0.999923257564101">
            <text:p>-0.999923257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formula="of:=SIN([.A49])" office:value-type="float" office:value="-0.996164608835841">
            <text:p>-0.996164608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SIN([.A50])" office:value-type="float" office:value="-0.982452612624332">
            <text:p>-0.982452612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[.A51])" office:value-type="float" office:value="-0.958924274663139">
            <text:p>-0.958924274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formula="of:=SIN([.A52])" office:value-type="float" office:value="-0.925814682327732">
            <text:p>-0.9258146823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table:formula="of:=SIN([.A53])" office:value-type="float" office:value="-0.883454655720153">
            <text:p>-0.883454655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table:formula="of:=SIN([.A54])" office:value-type="float" office:value="-0.832267442223901">
            <text:p>-0.8322674422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table:formula="of:=SIN([.A55])" office:value-type="float" office:value="-0.772764487555987">
            <text:p>-0.7727644876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table:formula="of:=SIN([.A56])" office:value-type="float" office:value="-0.705540325570392">
            <text:p>-0.705540325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table:formula="of:=SIN([.A57])" office:value-type="float" office:value="-0.631266637872321">
            <text:p>-0.6312666379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table:formula="of:=SIN([.A58])" office:value-type="float" office:value="-0.550685542597638">
            <text:p>-0.5506855426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table:formula="of:=SIN([.A59])" office:value-type="float" office:value="-0.464602179413757">
            <text:p>-0.4646021794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table:formula="of:=SIN([.A60])" office:value-type="float" office:value="-0.373876664830236">
            <text:p>-0.373876664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[.A61])" office:value-type="float" office:value="-0.279415498198926">
            <text:p>-0.2794154982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table:formula="of:=SIN([.A62])" office:value-type="float" office:value="-0.182162504272095">
            <text:p>-0.182162504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table:formula="of:=SIN([.A63])" office:value-type="float" office:value="-0.0830894028174964">
            <text:p>-0.0830894028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table:formula="of:=SIN([.A64])" office:value-type="float" office:value="0.0168139004843506">
            <text:p>0.0168139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21:27:29</meta:creation-date>
    <dc:date>2013-05-01T19:20:42</dc:date>
    <meta:editing-duration>PT5M59S</meta:editing-duration>
    <meta:editing-cycles>1</meta:editing-cycles>
    <meta:generator>LibreOffice/3.5$Linux_X86_64 LibreOffice_project/350m1$Build-2</meta:generator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gr3" style:family="graphic">
      <style:graphic-properties draw:stroke="none" svg:stroke-color="#000000" draw:fill="none" draw:fill-color="#ffffff" fo:min-height="1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text-properties fo:font-size="16pt" fo:font-weight="bold" style:font-size-asian="24pt" style:font-size-complex="24pt"/>
    </style:style>
    <style:style style:name="T1" style:family="text">
      <style:text-properties fo:font-size="16pt" fo:font-weight="bold" style:font-size-asian="24pt" style:font-size-complex="24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64" svg:x="0.77cm" svg:y="0.855cm" svg:width="14.683cm" svg:height="7.545cm">
          <chartooo:coordinate-region svg:x="1.603cm" svg:y="1.054cm" svg:width="13.663cm" svg:height="7.1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4" chart:class="chart:scatter">
            <chart:domain table:cell-range-address="Sheet1.A1:Sheet1.A64"/>
            <chart:data-point chart:repeated="64"/>
          </chart:series>
          <chart:wall chart:style-name="ch7"/>
          <chart:floor chart:style-name="ch8"/>
        </chart:plot-area>
        <draw:custom-shape draw:style-name="gr1" draw:text-style-name="P1" svg:width="0.577cm" svg:height="4.792cm" svg:x="10.475cm" svg:y="2.2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svg:width="0.577cm" svg:height="2.381cm" svg:x="13.119cm" svg:y="2.245cm">
          <text:p/>
          <draw:enhanced-geometry svg:viewBox="0 0 21600 21600" draw:glue-points="0 0 0 21600 21600 10800" draw:text-areas="0 ?f9 7800 ?f10" draw:type="right-brace" draw:modifiers="1800 10854.40806045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2" svg:width="0.577cm" svg:height="1.733cm" svg:x="14.012cm" svg:y="2.575cm">
          <text:p/>
          <draw:enhanced-geometry svg:viewBox="0 0 21600 21600" draw:glue-points="0 0 0 21600 21600 10800" draw:text-areas="0 ?f9 7800 ?f10" draw:type="right-brace" draw:modifiers="1800 10854.40806045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svg:width="0.83cm" svg:height="1.005cm" svg:x="11.074cm" svg:y="4.269cm">
          <draw:text-box>
            <text:p text:style-name="P3"><text:span text:style-name="T1">A</text:span></text:p>
          </draw:text-box>
        </draw:frame>
        <draw:frame draw:style-name="gr3" draw:text-style-name="P3" svg:width="1.76cm" svg:height="1.005cm" svg:x="13.733cm" svg:y="3.071cm">
          <draw:text-box>
            <text:p><text:span text:style-name="T1">B</text:span></text:p>
          </draw:text-box>
        </draw:frame>
        <draw:frame draw:style-name="gr3" draw:text-style-name="P3" svg:width="0.661cm" svg:height="1.005cm" svg:x="14.589cm" svg:y="3.071cm">
          <draw:text-box>
            <text:p><text:span text:style-name="T1">C</text:span></text:p>
          </draw:text-box>
        </draw:frame>
        <draw:custom-shape draw:style-name="gr1" draw:text-style-name="P2" svg:width="0.577cm" svg:height="3.208cm" svg:x="11.547cm" svg:y="2.245cm">
          <text:p/>
          <draw:enhanced-geometry svg:viewBox="0 0 21600 21600" draw:glue-points="0 0 0 21600 21600 10800" draw:text-areas="0 ?f9 7800 ?f10" draw:type="right-brace" draw:modifiers="1800 10854.40806045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svg:width="1.76cm" svg:height="1.005cm" svg:x="12.37cm" svg:y="3.494cm">
          <draw:text-box>
            <text:p><text:span text:style-name="T1">AB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4</svg:desc>
                </draw:g>
              </table:table-cell>
              <table:table-cell office:value-type="float" office:value="0">
                <text:p>0</text:p>
                <draw:g>
                  <svg:desc>Sheet1.B1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8334166468282">
                <text:p>0.0998334166468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9552020666134">
                <text:p>0.29552020666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8941834230865">
                <text:p>0.38941834230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64642473395035">
                <text:p>0.564642473395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44217687237691">
                <text:p>0.644217687237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83326909627483">
                <text:p>0.78332690962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891207360061435">
                <text:p>0.891207360061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963558185417193">
                <text:p>0.96355818541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991664810452468">
                <text:p>0.991664810452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946300087687414">
                <text:p>0.946300087687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863209366648874">
                <text:p>0.863209366648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74570521217672">
                <text:p>0.74570521217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7">
                <text:p>0.598472144103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42737988023383">
                <text:p>0.42737988023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239249329213982">
                <text:p>0.239249329213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415806624332905">
                <text:p>0.0415806624332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583741434275801">
                <text:p>-0.0583741434275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157745694143249">
                <text:p>-0.157745694143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255541102026832">
                <text:p>-0.255541102026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">
                <text:p>-0.35078322768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442520443294852">
                <text:p>-0.442520443294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529836140908493">
                <text:p>-0.529836140908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611857890942719">
                <text:p>-0.611857890942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687766159183974">
                <text:p>-0.687766159183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818277111064411">
                <text:p>-0.818277111064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871575772413588">
                <text:p>-0.871575772413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916165936749455">
                <text:p>-0.916165936749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951602073889516">
                <text:p>-0.951602073889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993691003633465">
                <text:p>-0.993691003633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999923257564101">
                <text:p>-0.999923257564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996164608835841">
                <text:p>-0.996164608835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982452612624332">
                <text:p>-0.982452612624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925814682327732">
                <text:p>-0.925814682327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883454655720153">
                <text:p>-0.883454655720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832267442223901">
                <text:p>-0.832267442223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772764487555987">
                <text:p>-0.772764487555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705540325570392">
                <text:p>-0.705540325570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631266637872321">
                <text:p>-0.631266637872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550685542597638">
                <text:p>-0.550685542597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464602179413757">
                <text:p>-0.464602179413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373876664830236">
                <text:p>-0.37387666483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0.182162504272095">
                <text:p>-0.182162504272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0.0830894028174964">
                <text:p>-0.0830894028174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168139004843506">
                <text:p>0.0168139004843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